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417cm" fo:min-width="4.5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64cm" fo:min-width="0.914cm" fo:padding-top="0.151cm" fo:padding-bottom="0.151cm" fo:padding-left="0.276cm" fo:padding-right="0.276cm" fo:wrap-option="wrap"/>
      <style:paragraph-properties style:writing-mode="lr-tb"/>
    </style:style>
    <style:style style:name="gr3" style:family="graphic" style:parent-style-name="standard">
      <style:graphic-properties draw:stroke="dash" draw:stroke-dash="Dash" svg:stroke-width="0.053cm" svg:stroke-color="#ff0000" draw:marker-start-width="0.279cm" draw:marker-end-width="0.279cm" svg:stroke-linecap="butt" draw:fill-color="#ffffff" draw:textarea-horizontal-align="justify" draw:textarea-vertical-align="middle" draw:auto-grow-height="false" fo:min-height="1.112cm" fo:min-width="0.862cm" fo:padding-top="0.151cm" fo:padding-bottom="0.151cm" fo:padding-left="0.276cm" fo:padding-right="0.276cm" fo:wrap-option="wrap"/>
      <style:paragraph-properties style:writing-mode="lr-tb"/>
    </style:style>
    <style:style style:name="gr4" style:family="graphic" style:parent-style-name="standard">
      <style:graphic-properties draw:stroke="dash" draw:stroke-dash="Dash_20__28_Rounded_29_" svg:stroke-width="0.053cm" svg:stroke-color="#ff0000" draw:marker-start-width="0.279cm" draw:marker-end-width="0.279cm" svg:stroke-linecap="round" draw:fill-color="#ffffff" draw:textarea-horizontal-align="justify" draw:textarea-vertical-align="middle" draw:auto-grow-height="false" fo:min-height="1.112cm" fo:min-width="0.862cm" fo:padding-top="0.151cm" fo:padding-bottom="0.151cm" fo:padding-left="0.276cm" fo:padding-right="0.276cm" fo:wrap-option="wrap"/>
      <style:paragraph-properties style:writing-mode="lr-tb"/>
    </style:style>
    <style:style style:name="gr5" style:family="graphic" style:parent-style-name="standard">
      <style:graphic-properties draw:opacity="1%" draw:textarea-horizontal-align="justify" draw:textarea-vertical-align="middle" draw:auto-grow-height="false" fo:min-height="1.448cm" fo:min-width="1.268cm" fo:wrap-option="wrap"/>
    </style:style>
    <style:style style:name="gr6" style:family="graphic" style:parent-style-name="standard">
      <style:graphic-properties draw:opacity="1%" draw:textarea-horizontal-align="justify" draw:textarea-vertical-align="middle" draw:auto-grow-height="false" fo:min-height="1.448cm" fo:min-width="1.162cm" fo:wrap-option="wrap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opacity="1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cm" svg:height="8cm" svg:x="5.5cm" svg:y="2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2cm" svg:height="2cm" svg:x="7cm" svg:y="8.2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cm" svg:height="2cm" svg:x="9.5cm" svg:y="8.25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cm" svg:height="2cm" svg:x="12.05cm" svg:y="8.25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cm" svg:height="2cm" svg:x="8.401cm" svg:y="6.051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cm" svg:height="2cm" svg:x="10.702cm" svg:y="6.052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cm" svg:height="2cm" svg:x="9.503cm" svg:y="3.953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cm" svg:height="2cm" svg:x="9.504cm" svg:y="3.954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cm" svg:height="2cm" svg:x="10.703cm" svg:y="6.053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cm" svg:height="2cm" svg:x="12.051cm" svg:y="8.251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5cm" svg:height="2.4cm" svg:x="9.2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35cm" svg:height="2.4cm" svg:x="8.25cm" svg:y="5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5cm" svg:height="2.4cm" svg:x="9.201cm" svg:y="8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7T10:47:22.198753556</meta:creation-date>
    <meta:editing-duration>PT1M51S</meta:editing-duration>
    <meta:editing-cycles>2</meta:editing-cycles>
    <meta:generator>LibreOffice/7.3.7.2$Linux_X86_64 LibreOffice_project/30$Build-2</meta:generator>
    <dc:date>2024-05-07T10:48:16.899720464</dc:date>
    <meta:document-statistic meta:object-count="13"/>
  </office:meta>
</office:document-meta>
</file>